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Katmagswall.co.uk</text:p>
      <text:p text:style-name="P2">Research, strategy and facilitation for social<text:s/>action.</text:p>
      <text:p text:style-name="P3"/>
      <text:p text:style-name="P4">Working for change?</text:p>
      <text:p text:style-name="P5">I can help you unlock your best<text:s/>thinking and teamwork<text:s/></text:p>
      <text:p text:style-name="P6"/>
      <text:p text:style-name="P7"/>
      <text:p text:style-name="P8">Making headway on</text:p>
      <text:p text:style-name="P9">Clarity</text:p>
      <text:p text:style-name="P10">Co-create</text:p>
      <text:p text:style-name="P11">Make headway</text:p>
      <text:p text:style-name="P12"/>
      <text:p text:style-name="P13"/>
      <text:p text:style-name="Normal">(Love the<text:s/>domain name)</text:p>
      <text:p text:style-name="Normal">Enabling you</text:p>
      <text:p text:style-name="Normal">Empowering</text:p>
      <text:p text:style-name="Normal">Unleash social change</text:p>
      <text:p text:style-name="Normal">Unlock action</text:p>
      <text:p text:style-name="Normal">Achieve your best strategy</text:p>
      <text:p text:style-name="Normal"/>
      <text:p text:style-name="Normal"/>
      <text:p text:style-name="Normal"/>
      <text:p text:style-name="Normal">Kat mags wall</text:p>
      <text:p text:style-name="Normal">Social change</text:p>
      <text:p text:style-name="Normal"/>
      <text:p text:style-name="Normal">Colour scheme. Awesome scrolliness. Font. Work button that sticks to top left.</text:p>
      <text:p text:style-name="Normal"><text:a xlink:href="http://antonandirene.com/" office:target-frame-name="_top" xlink:show="replace"><text:span text:style-name="Hyperlink">http://antonandir</text:span><text:bookmark-start text:name="_Hlt436830195"/><text:span text:style-name="Hyperlink">e</text:span><text:bookmark-end text:name="_Hlt436830195"/><text:span text:style-name="Hyperlink">ne.com/</text:span></text:a></text:p>
      <text:p text:style-name="Normal">Font…<text:s/></text:p>
      <text:p text:style-name="Normal"/>
      <text:p text:style-name="Normal">Like the big high quality<text:s/>picture of him and the description underneath<text:s/><text:a xlink:href="https://www.squarespace.com/websites/templates/five" office:target-frame-name="_top" xlink:show="replace"><text:span text:style-name="Hyperlink">https://www.squarespace</text:span><text:bookmark-start text:name="_Hlt436830146"/><text:span text:style-name="Hyperlink">.</text:span><text:bookmark-end text:name="_Hlt436830146"/><text:span text:style-name="Hyperlink">com/</text:span><text:bookmark-start text:name="_Hlt436829866"/><text:bookmark-start text:name="_Hlt436829867"/><text:span text:style-name="Hyperlink">w</text:span><text:bookmark-end text:name="_Hlt436829866"/><text:bookmark-end text:name="_Hlt436829867"/><text:span text:style-name="Hyperlink">ebsites/templates/five</text:span></text:a></text:p>
      <text:p text:style-name="Normal">Like the action buttons (white border to full white)</text:p>
      <text:p text:style-name="Normal"><text:a xlink:href="https://www.squarespace.com/websites/templates/hayden" office:target-frame-name="_top" xlink:show="replace"><text:span text:style-name="Hyperlink">https://www.squarespace.com/websites/templates/hayden</text:span></text:a></text:p>
      <text:p text:style-name="Normal"><text:a xlink:href="http://euthemians.com/themeforest/themeswitcher/" office:target-frame-name="_top" xlink:show="replace"><text:span text:style-name="Hyperlink">http://euthemians.com/themeforest/themeswitcher/</text:span></text:a></text:p>
      <text:p text:style-name="Normal"><text:a xlink:href="http://www.danfarleydesign.co.uk/" office:target-frame-name="_top" xlink:show="replace"><text:span text:style-name="Hyperlink">h</text:span><text:span text:style-name="Hyperlink">ttp://www.danfarleydesign.co.uk/</text:span></text:a><text:s/>super simple</text:p>
      <text:p text:style-name="Normal"/>
      <text:p text:style-name="Normal"/>
      <text:p text:style-name="Normal">do you want social media links?</text:p>
      <text:p text:style-name="Normal">What’s your USP?</text:p>
      <text:p text:style-name="Normal"/>
      <text:p text:style-name="Normal"/>
      <text:p text:style-name="Normal">colour schemes</text:p>
      <text:p text:style-name="Normal"><text:a xlink:href="https://coolors.co/e6efe9-44eaa2-ea1737-fff7fa-8f8389" office:target-frame-name="_top" xlink:show="replace"><text:span text:style-name="Hyperlink">https://coolors.co/e6efe9</text:span><text:bookmark-start text:name="_Hlt436345750"/><text:bookmark-start text:name="_Hlt436345751"/><text:span text:style-name="Hyperlink">-</text:span><text:bookmark-end text:name="_Hlt436345750"/><text:bookmark-end text:name="_Hlt436345751"/><text:span text:style-name="Hyperlink">44eaa2-ea1737-fff7fa-8f8389</text:span></text:a></text:p>
      <text:p text:style-name="Normal"><text:a xlink:href="https://coolors.co/app/7aabff-ffef00-e4e2cd-f6ffb8-ff182c" office:target-frame-name="_top" xlink:show="replace"><text:span text:style-name="Hyperlink">https://coolors.co/app/7aabff-ffef00-e4e2cd-f6ffb8-ff182c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e Barnard</meta:initial-creator>
    <dc:creator>Jessie Barnard</dc:creator>
    <meta:creation-date>2015-11-26T21:18:00Z</meta:creation-date>
    <dc:date>2015-12-03T18:26:00Z</dc:date>
    <meta:template xlink:href="Normal" xlink:type="simple"/>
    <meta:editing-cycles>3</meta:editing-cycles>
    <meta:editing-duration>PT117780S</meta:editing-duration>
    <meta:document-statistic meta:page-count="2" meta:paragraph-count="2" meta:word-count="210" meta:character-count="1410" meta:row-count="10" meta:non-whitespace-character-count="1202"/>
  </office:meta>
</office:document-meta>
</file>